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5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P6" style:family="paragraph" style:parent-style-name="Standard">
      <style:text-properties fo:font-size="18pt" officeooo:rsid="001abc2e" officeooo:paragraph-rsid="001abc2e" style:font-size-asian="18pt" style:font-size-complex="18pt"/>
    </style:style>
    <style:style style:name="P7" style:family="paragraph" style:parent-style-name="Standard">
      <style:text-properties fo:font-size="18pt" officeooo:paragraph-rsid="001abc2e" style:font-size-asian="18pt" style:font-size-complex="18pt"/>
    </style:style>
    <style:style style:name="P8" style:family="paragraph" style:parent-style-name="Standard">
      <style:text-properties fo:font-size="18pt" officeooo:paragraph-rsid="001d8775" style:font-size-asian="18pt" style:font-size-complex="18pt"/>
    </style:style>
    <style:style style:name="P9" style:family="paragraph" style:parent-style-name="Standard">
      <style:paragraph-properties style:writing-mode="lr-tb"/>
      <style:text-properties fo:font-size="18pt" style:font-size-asian="18pt" style:font-size-complex="18pt"/>
    </style:style>
    <style:style style:name="P10" style:family="paragraph" style:parent-style-name="Standard">
      <style:text-properties fo:font-size="18pt" officeooo:rsid="001eb15e" officeooo:paragraph-rsid="001eb15e" style:font-size-asian="18pt" style:font-size-complex="18pt"/>
    </style:style>
    <style:style style:name="P11" style:family="paragraph" style:parent-style-name="Standard">
      <style:text-properties fo:font-size="18pt" officeooo:paragraph-rsid="001eb15e" style:font-size-asian="18pt" style:font-size-complex="18pt"/>
    </style:style>
    <style:style style:name="P12" style:family="paragraph" style:parent-style-name="Standard">
      <style:text-properties fo:font-size="18pt" officeooo:rsid="0020c1f0" officeooo:paragraph-rsid="0020c1f0" style:font-size-asian="18pt" style:font-size-complex="18pt"/>
    </style:style>
    <style:style style:name="P13" style:family="paragraph" style:parent-style-name="Standard">
      <style:text-properties fo:font-size="18pt" officeooo:paragraph-rsid="0020c1f0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89d7" style:font-weight-asian="bold" style:font-weight-complex="bold"/>
    </style:style>
    <style:style style:name="T5" style:family="text">
      <style:text-properties fo:font-weight="bold" officeooo:rsid="001d8775" style:font-weight-asian="bold" style:font-weight-complex="bold"/>
    </style:style>
    <style:style style:name="T6" style:family="text">
      <style:text-properties fo:font-weight="bold" officeooo:rsid="001eb15e" style:font-weight-asian="bold" style:font-weight-complex="bold"/>
    </style:style>
    <style:style style:name="T7" style:family="text">
      <style:text-properties officeooo:rsid="0019d27a"/>
    </style:style>
    <style:style style:name="T8" style:family="text">
      <style:text-properties officeooo:rsid="001abc2e"/>
    </style:style>
    <style:style style:name="T9" style:family="text">
      <style:text-properties officeooo:rsid="001c89d7"/>
    </style:style>
    <style:style style:name="T10" style:family="text">
      <style:text-properties officeooo:rsid="001d877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8775" style:font-weight-asian="normal" style:font-weight-complex="normal"/>
    </style:style>
    <style:style style:name="T13" style:family="text">
      <style:text-properties fo:font-weight="normal" officeooo:rsid="0020a1cc" style:font-weight-asian="normal" style:font-weight-complex="normal"/>
    </style:style>
    <style:style style:name="T14" style:family="text">
      <style:text-properties officeooo:rsid="00214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books-Online Dashboard Reference Guide</text:p>
      <text:p text:style-name="Standard"/>
      <text:p text:style-name="P8"><text:span text:style-name="T1">1.</text:span> <text:span text:style-name="T9">Creating Customers and Maintaining </text:span><text:span text:style-name="T4">Customer Information</text:span><text:span text:style-name="T9">:</text:span></text:p>
      <text:p text:style-name="P8">• On the left panel, select <text:span text:style-name="T8">Sales</text:span>&gt;<text:span text:style-name="T9">Customers</text:span></text:p>
      <text:p text:style-name="P1"/>
      <text:p text:style-name="P1"><text:span text:style-name="T1">2. C</text:span>reate a <text:span text:style-name="T3">Supplier</text:span>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&gt;<text:span text:style-name="T7">New(top-right)</text:span></text:p>
      <text:p text:style-name="P1"/>
      <text:p text:style-name="P1"><text:span text:style-name="T1">4.</text:span> <text:span text:style-name="T1">A</text:span>ccess reports such as the <text:span text:style-name="T3">Profit &amp; Loss Statement</text:span>:</text:p>
      <text:p text:style-name="P1">• On the left panel, select Reports&gt;Reports</text:p>
      <text:p text:style-name="P1"/>
      <text:p text:style-name="P9"><text:span text:style-name="T1">5.</text:span> <text:span text:style-name="T1">C</text:span>reate a <text:span text:style-name="T6">C</text:span><text:span text:style-name="T3">ustomer Invoice </text:span><text:span text:style-name="T6">And Email It!</text:span>:</text:p>
      <text:p text:style-name="P1">• On the left panel, select “+ New”&gt;Invoice</text:p>
      <text:p text:style-name="P1"/>
      <text:p text:style-name="P1"><text:span text:style-name="T1">6.</text:span> <text:span text:style-name="T1">C</text:span>reate a <text:span text:style-name="T3">Sales Receipt</text:span>:</text:p>
      <text:p text:style-name="P1">• On the left panel, select “+ New”&gt;<text:span text:style-name="T14">Customers&gt;</text:span>Sales Receipt</text:p>
      <text:p text:style-name="P1"/>
      <text:p text:style-name="P1"><text:span text:style-name="T1">7. C</text:span>reate a <text:span text:style-name="T3">Bill From A Vendor</text:span>:</text:p>
      <text:p text:style-name="P1">• On the left panel, select “+ New”&gt;Bill</text:p>
      <text:p text:style-name="P1"/>
      <text:p text:style-name="P1"><text:span text:style-name="T1">8.</text:span> <text:span text:style-name="T1">R</text:span>ecord a <text:span text:style-name="T3">Payment To A Supplier</text:span>:</text:p>
      <text:p text:style-name="P1">• On the left panel, select “+ New”&gt;Pay bills</text:p>
      <text:p text:style-name="P1"/>
      <text:p text:style-name="P4">9. Check <text:span text:style-name="T2">Banking, </text:span>Expenses, <text:span text:style-name="T2">Sales, Cash flow, Payrol</text:span><text:span text:style-name="T10">l</text:span><text:span text:style-name="T2">, Reports, </text:span>Taxes’, Mileage, <text:span text:style-name="T2">Accounting</text:span></text:p>
      <text:p text:style-name="P4"/>
      <text:p text:style-name="P5">10. Gear Icon on top-right give additional settings</text:p>
      <text:p text:style-name="P5"/>
      <text:p text:style-name="P6">11. Create <text:span text:style-name="T3">Product Lines &amp; Services Lines</text:span> to sell:</text:p>
      <text:p text:style-name="P7">• On the left panel, select <text:span text:style-name="T8">Sales</text:span>&gt;<text:span text:style-name="T8">Product and Services</text:span>&gt;<text:span text:style-name="T9">New (top-right-green button) </text:span><text:span text:style-name="T10">Allows you to set up $/hr.</text:span></text:p>
      <text:p text:style-name="P7"><text:soft-page-break/></text:p>
      <text:p text:style-name="P8"><text:span text:style-name="T9">12. </text:span><text:span text:style-name="T8">Create </text:span><text:span text:style-name="T5">Estimate</text:span><text:span text:style-name="T8">:</text:span></text:p>
      <text:p text:style-name="P8">• On the left panel, select “+ New”&gt;<text:span text:style-name="T10">Customers&gt;Estimate</text:span></text:p>
      <text:p text:style-name="P8"/>
      <text:p text:style-name="P10">13. Create <text:span text:style-name="T3">Credit Memo </text:span><text:span text:style-name="T11">For adjusting bills </text:span><text:span text:style-name="T13">using a new separate invoice</text:span><text:span text:style-name="T11">:</text:span></text:p>
      <text:p text:style-name="P11"><text:span text:style-name="T11">• On the left panel, select “+ New”&gt;</text:span><text:span text:style-name="T12">Customers&gt;Estimate</text:span></text:p>
      <text:p text:style-name="P11"><text:span text:style-name="T12"/></text:p>
      <text:p text:style-name="P12"><text:span text:style-name="T12">1</text:span><text:span text:style-name="T11">4. How to </text:span><text:span text:style-name="T3">Receive Payment</text:span><text:span text:style-name="T11"> from Customer:</text:span></text:p>
      <text:p text:style-name="P13"><text:span text:style-name="T11">• On the left panel, select “+ New”&gt;</text:span><text:span text:style-name="T12">Customers&gt;Estimate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3T17:14:39.798947768</dc:date>
    <meta:editing-duration>PT32M33S</meta:editing-duration>
    <meta:editing-cycles>8</meta:editing-cycles>
    <meta:generator>LibreOffice/24.2.0.3$Linux_X86_64 LibreOffice_project/da48488a73ddd66ea24cf16bbc4f7b9c08e9bea1</meta:generator>
    <meta:document-statistic meta:table-count="0" meta:image-count="0" meta:object-count="0" meta:page-count="2" meta:paragraph-count="27" meta:word-count="214" meta:character-count="1337" meta:non-whitespace-character-count="1150"/>
  </office:meta>
</office:document-meta>
</file>